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8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11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???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8" table:style-name="ce5">
            <text:p>108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3" table:style-name="ce5">
            <text:p>113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4" table:style-name="ce5">
            <text:p>114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5" table:style-name="ce5">
            <text:p>115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6" table:style-name="ce5">
            <text:p>116</text:p>
          </table:table-cell>
          <table:table-cell table:style-name="ce12"/>
          <table:table-cell table:number-columns-repeated="16382"/>
        </table:table-row>
        <table:table-row table:number-rows-repeated="1048459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117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9-28T05:11:05Z</dc:date>
    <meta:editing-cycles>1</meta:editing-cycles>
    <meta:editing-duration>PT53S</meta:editing-duration>
  </office:meta>
</office:document-meta>
</file>